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MSS8" svg:font-family="CMSS8"/>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Footer">
      <style:paragraph-properties>
        <style:tab-stops>
          <style:tab-stop style:position="16.999cm" style:type="right" style:leader-style="solid" style:leader-text="_"/>
        </style:tab-stops>
      </style:paragraph-properties>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center" style:justify-single-word="false"/>
      <style:text-properties style:font-name="Arial" fo:font-size="16pt" style:font-size-asian="16pt" style:font-size-complex="16pt"/>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style>
    <style:style style:name="P7" style:family="paragraph" style:parent-style-name="Standard" style:master-page-name="First_20_Page">
      <style:paragraph-properties fo:text-align="center" style:justify-single-word="false" style:page-number="auto"/>
      <style:text-properties style:font-name="Arial" fo:font-size="14pt" style:font-size-asian="14pt" style:font-size-complex="14pt"/>
    </style:style>
    <style:style style:name="P8" style:family="paragraph" style:parent-style-name="Standard" style:list-style-name="L4">
      <style:text-properties style:font-name="Arial" fo:font-weight="normal" style:font-weight-asian="normal" style:font-weight-complex="normal"/>
    </style:style>
    <style:style style:name="P9" style:family="paragraph" style:parent-style-name="Standard" style:list-style-name="L5">
      <style:text-properties style:font-name="Arial" fo:font-weight="normal" style:font-weight-asian="normal" style:font-weight-complex="normal"/>
    </style:style>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6">
      <style:paragraph-properties fo:margin-left="1.251cm" fo:margin-right="0cm" fo:text-indent="-0.635cm" style:auto-text-indent="false"/>
    </style:style>
    <style:style style:name="P15" style:family="paragraph" style:parent-style-name="Text_20_body" style:list-style-name="L1"/>
    <style:style style:name="P16" style:family="paragraph" style:parent-style-name="Text_20_body" style:list-style-name="L1">
      <style:paragraph-properties fo:margin-left="1.251cm" fo:margin-right="0cm" fo:text-indent="0cm" style:auto-text-indent="false"/>
    </style:style>
    <style:style style:name="P17" style:family="paragraph" style:parent-style-name="Text_20_body" style:list-style-name="L1">
      <style:paragraph-properties fo:margin-left="0cm" fo:margin-right="0cm" fo:text-indent="0cm" style:auto-text-indent="false"/>
    </style:style>
    <style:style style:name="P18" style:family="paragraph" style:parent-style-name="Text_20_body" style:list-style-name="L1">
      <style:paragraph-properties fo:margin-left="2.501cm" fo:margin-right="0cm" fo:text-indent="0cm" style:auto-text-indent="false"/>
    </style:style>
    <style:style style:name="P19" style:family="paragraph" style:parent-style-name="Heading_20_1" style:master-page-name="Standard">
      <style:paragraph-properties style:page-number="1"/>
    </style:style>
    <style:style style:name="P20" style:family="paragraph" style:parent-style-name="Contents_20_Heading" style:master-page-name="Index">
      <style:paragraph-properties style:page-number="auto"/>
    </style:style>
    <style:style style:name="P21" style:family="paragraph" style:parent-style-name="Contents_20_1">
      <style:paragraph-properties>
        <style:tab-stops>
          <style:tab-stop style:position="16.7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fo:color="#ff0000"/>
    </style:style>
    <style:style style:name="T4" style:family="text">
      <style:text-properties fo:font-weight="normal"/>
    </style:style>
    <style:style style:name="T5" style:family="text">
      <style:text-properties style:font-weight-asian="normal"/>
    </style:style>
    <style:style style:name="T6" style:family="text">
      <style:text-properties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Berufsakademie Sachsen</text:p>
      <text:p text:style-name="P2">Staatliche Studienakademie Leipzig</text:p>
      <text:p text:style-name="P3"/>
      <text:p text:style-name="P3"/>
      <text:p text:style-name="P3"/>
      <text:p text:style-name="P3"/>
      <text:p text:style-name="P4">Unisched Windows Client</text:p>
      <text:p text:style-name="P3"/>
      <text:p text:style-name="P2">Pflichtenheft</text:p>
      <text:p text:style-name="P2">zur Veranstaltung Projektmanage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Eingereicht von:<text:tab/>Ronald Lohann (207826)</text:p>
      <text:p text:style-name="P5"><text:tab/><text:tab/><text:tab/>Matthias Glauch (207836)</text:p>
      <text:p text:style-name="P5"><text:tab/><text:tab/><text:tab/>Daniel Böhmer (2078??)</text:p>
      <text:p text:style-name="P5"><text:tab/><text:tab/><text:tab/>Seminargruppe IT2007</text:p>
      <text:p text:style-name="P5"/>
      <text:p text:style-name="P6"><text:span text:style-name="T1">Stand:<text:tab/><text:tab/><text:tab/></text:span><text:span text:style-name="T1"><text:creation-date style:data-style-name="N36">27.07.2009</text:creation-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Inhaltsverzeichnis</text:p>
          </text:index-title>
          <text:p text:style-name="P21">1.Zielbestimmung<text:tab/>1</text:p>
          <text:p text:style-name="P22">1.1.Musskriterien<text:tab/>1</text:p>
          <text:p text:style-name="P22">1.2.Sollbestimmungen<text:tab/>3</text:p>
          <text:p text:style-name="P22">1.3.Kannbestimmungen<text:tab/>3</text:p>
          <text:p text:style-name="P22">1.4.Abgrenzungskriterien<text:tab/>3</text:p>
          <text:p text:style-name="P21">2.Produkteinsatz<text:tab/>3</text:p>
          <text:p text:style-name="P22">2.1.Anwendungsbereiche<text:tab/>3</text:p>
          <text:p text:style-name="P22">2.2.Zielgruppen<text:tab/>3</text:p>
          <text:p text:style-name="P22">2.3.Betriebsbedingungen<text:tab/>3</text:p>
          <text:p text:style-name="P21">3.Produktumgebung<text:tab/>3</text:p>
          <text:p text:style-name="P22">3.1.Software<text:tab/>4</text:p>
          <text:p text:style-name="P22">3.2.Hardware<text:tab/>4</text:p>
          <text:p text:style-name="P22">3.3.Orgware<text:tab/>4</text:p>
          <text:p text:style-name="P21">4.Produktfunktionen<text:tab/>4</text:p>
          <text:p text:style-name="P21">5.Produktdaten<text:tab/>4</text:p>
          <text:p text:style-name="P21">6.Produktleistungen<text:tab/>4</text:p>
          <text:p text:style-name="P21">7.Benutzungsoberfläche<text:tab/>4</text:p>
          <text:p text:style-name="P21">8.Zugriffsrechte<text:tab/>4</text:p>
          <text:p text:style-name="P21">9.Qualitätszielbestimmungen<text:tab/>5</text:p>
          <text:p text:style-name="P21">10.Globale Testszenarien und Testfälle<text:tab/>5</text:p>
          <text:p text:style-name="P21">11.Entwicklungsumgebung<text:tab/>5</text:p>
          <text:p text:style-name="P21">12.Ergänzungen<text:tab/>5</text:p>
          <text:p text:style-name="P21">13.Glossar<text:tab/>5</text:p>
        </text:index-body>
      </text:table-of-content>
      <text:p text:style-name="P5"/>
      <text:h text:style-name="P19" text:outline-level="1">Zielbestimmung</text:h>
      <text:p text:style-name="Text_20_body">Unisched Windows Client stellt eine Anwendung dar, die zur Erstellung von Stundenplänen für Studenten eingesetzt werden kann. Dabei ist Unisched Windows Client, im Folgenden auch als Unisched Client bezeichnet, ein System, das speziell auf die Anforderungen der Berufsakademie Leipzig angepasst wird, die später näher erläutert werden und gleichzeitig die Möglichkeit bietet durch Folgeaufträge weiter verallgemeinert werden zu können um in einem gewissen Rahmen durch beliebige Einrichtungen verwendet werden zu können.</text:p>
      <text:p text:style-name="Text_20_body">Unisched Client verwendet grundlegende Prinzipien des bestehenden Projekts Unisched.</text:p>
      <text:p text:style-name="Text_20_body">Die Anwendung wird für die Plattform Microsoft Windows entwickelt und verwendet das .NET-Framework von Microsoft.</text:p>
      <text:p text:style-name="Text_20_body">Es werden erforderliche Datenbestände, die durch Vorgaben des Projektes Unisched definiert sind, durch einer Datenbank verwaltet. Zusätzlich werden Benutzerdaten gespeichert, die eine Authentifizierungsprüfung vor Ausführen des Programms ermöglichen sowie Einstellungen verwaltet, durch die eine benutzerdefinierte Anpassung der Anwendung realisiert wird.</text:p>
      <text:h text:style-name="Heading_20_2" text:outline-level="2">Musskriterien</text:h>
      <text:list xml:id="list36530212" text:style-name="L1">
        <text:list-item>
          <text:p text:style-name="P15">Zielplattform</text:p>
        </text:list-item>
        <text:list-item>
          <text:p text:style-name="P16">Zielplattform ist Microsoft Windows ab Version Windows 98.</text:p>
        </text:list-item>
        <text:list-item>
          <text:p text:style-name="P16">Die Anwendung wird unter Windows XP und Windows Vista getestet.</text:p>
        </text:list-item>
        <text:list-item>
          <text:p text:style-name="P17">Benutzerverwaltung</text:p>
        </text:list-item>
        <text:list-item>
          <text:p text:style-name="P16">Es können durch die Anwendung Benutzer verwaltet werden, wobei ein ausschließlicher Zugriff auf die Anwendung durch diese Benutzer gewährleistet wird.</text:p>
        </text:list-item>
        <text:list-item>
          <text:p text:style-name="P16">Benutzern kann normaler oder administrativer Zugriff auf die Anwendung zugeteilt werden, wobei ausschließlich Benutzer mit administrativem Zugriff die Möglichkeit haben, benutzerübergreifende Daten zu ändern.</text:p>
        </text:list-item>
        <text:list-item>
          <text:p text:style-name="P16">Die Verwaltung der Benutzer (Hinzufügen, Ändern und Löschen von <text:soft-page-break/>Benutzern) und die Zuteilung von Rechten kann ausschließlich durch einen Benutzer mit administrativem Zugriff erfolgen. Es muss gewährleistet werden, dass zu jeder Zeit mindestens ein Benutzer mit administrativen Rechten existiert.</text:p>
        </text:list-item>
        <text:list-item>
          <text:p text:style-name="P17">Lokalisierung</text:p>
        </text:list-item>
        <text:list-item>
          <text:p text:style-name="P16">Alle Texte, die im Zuge der Steuerung der Anwendung verwendet werden, müssen lokalisiert werden können, also deren Inhalt in verschiedene Sprachen übersetzt werden können. Dabei wird der grundlegende Mechanismus realisiert und in den Sprachen deutsch und englisch in die Anwendung eingebettet, jedoch keine vollständige Übersetzung in anderen Sprachen als deutsch geliefert.</text:p>
        </text:list-item>
        <text:list-item>
          <text:p text:style-name="P17">Stammdaten</text:p>
        </text:list-item>
        <text:list-item>
          <text:p text:style-name="P16">Es wird möglich sein, Stammdaten zu verwalten, die zur Erstellung von Stundenplänen vorgesehen sind. Dies umfasst folgende Stammdatenkategorien mit entsprechend aufgeführten Details:</text:p>
        </text:list-item>
        <text:list-item>
          <text:p text:style-name="P18">Räume: Raumname, Raumnummer, Raumgröße (Anzahl Sitze), Raumtyp (Vorlesungsraum/Labor)</text:p>
        </text:list-item>
        <text:list-item>
          <text:p text:style-name="P18">Dozenten: Name, Vorname und Telefonnummer</text:p>
        </text:list-item>
        <text:list-item>
          <text:p text:style-name="P18">Fach: Kürzel, Bezeichnung, Typ (Vorlesung/Prüfung), Art (Normal/Modul)</text:p>
        </text:list-item>
        <text:list-item>
          <text:p text:style-name="P18">Studienrichtung: Name</text:p>
        </text:list-item>
        <text:list-item>
          <text:p text:style-name="P18">Seminargruppe: Studienrichtung, Bezeichnung, Studentenanzahl, Art (Diplom/Bachelor)</text:p>
        </text:list-item>
        <text:list-item>
          <text:p text:style-name="P18">Standardräume: Raum, Seminargruppe, Priorität</text:p>
        </text:list-item>
        <text:list-item>
          <text:p text:style-name="P18">Studienzeitraum: Seminargruppe, Semester, Beginn, Ende, Typ (Praxisphase/Theoriephase)</text:p>
        </text:list-item>
        <text:list-item>
          <text:p text:style-name="P18">Curriculum: Seminargruppe, Studienzeitraum, Fach, Stundenanzahl Dozent, <text:span text:style-name="T3">Elternelement (Curricula können aufeinander aufbauen)</text:span></text:p>
        </text:list-item>
      </text:list>
      <text:h text:style-name="Heading_20_2" text:outline-level="2"><text:soft-page-break/>Sollbestimmungen</text:h>
      <text:h text:style-name="Heading_20_2" text:outline-level="2">Kannbestimmungen</text:h>
      <text:h text:style-name="Heading_20_2" text:outline-level="2">Abgrenzungskriterien</text:h>
      <text:list xml:id="list37204506" text:continue-list="list36530212" text:style-name="L1">
        <text:list-item text:start-value="1">
          <text:p text:style-name="P17">Voraussetzung für die Ausführung des Unisched Clients ist ein installiertes .NET-Framework ab Version 2.0</text:p>
        </text:list-item>
        <text:list-item>
          <text:p text:style-name="P17">Sind für den Zugriff auf die verwendete Datenbank weitere Softwarekomponenten von Drittanbietern auf dem Clientrechner notwendig, so sind deren Vorhandensein und fehlerfreie Funktion eine weitere Voraussetzung</text:p>
        </text:list-item>
      </text:list>
      <text:h text:style-name="Heading_20_1" text:outline-level="1">Produkteinsatz</text:h>
      <text:p text:style-name="Text_20_body">Welche Anwendungsbereiche (Zweck), Zielgruppen (Wer mit welchen Qualifikationen), Betriebsbedingungen (Betriebszeit, Aufsicht)?</text:p>
      <text:h text:style-name="Heading_20_2" text:outline-level="2">Anwendungsbereiche</text:h>
      <text:list xml:id="list36547519" text:style-name="L4">
        <text:list-item>
          <text:p text:style-name="P8">Verwaltung von Plänen an Hochschulen/Unis</text:p>
        </text:list-item>
      </text:list>
      <text:h text:style-name="Heading_20_2" text:outline-level="2">Zielgruppen</text:h>
      <text:list xml:id="list36534869" text:style-name="L5">
        <text:list-item>
          <text:p text:style-name="P9">HS/Unis, speziell zugeschnitten auf BA Leipzig</text:p>
        </text:list-item>
      </text:list>
      <text:h text:style-name="Heading_20_2" text:outline-level="2">Betriebsbedingungen</text:h>
      <text:h text:style-name="Heading_20_1" text:outline-level="1">Produktumgebung</text:h>
      <text:p text:style-name="Text_20_body">Welche Software, Hardware und Orgware wird benötigt?</text:p>
      <text:h text:style-name="Heading_20_2" text:outline-level="2"><text:soft-page-break/>Software</text:h>
      <text:h text:style-name="Heading_20_2" text:outline-level="2">Hardware</text:h>
      <text:h text:style-name="Heading_20_2" text:outline-level="2">Orgware</text:h>
      <text:list xml:id="list37205538" text:continue-list="list37204506" text:style-name="L1">
        <text:list-item text:start-value="1">
          <text:p text:style-name="P17">(Internetanbindung), DB-Server, ...</text:p>
        </text:list-item>
      </text:list>
      <text:h text:style-name="Heading_20_1" text:outline-level="1">Produktfunktionen</text:h>
      <text:p text:style-name="Text_20_body">Was leistet das Produkt aus Benutzersicht?</text:p>
      <text:h text:style-name="Heading_20_1" text:outline-level="1">Produktdaten</text:h>
      <text:p text:style-name="Text_20_body">Was speichert das Produkt (langfristig) aus Benutzersicht?</text:p>
      <text:list xml:id="list37198645" text:style-name="L6">
        <text:list-item>
          <text:p text:style-name="P14"><text:span text:style-name="T2">Screenshot DB, Erläuterung Tabellen und Relationen, Benutzerrechtedaten, Mehrsprachigkeit</text:span></text:p>
        </text:list-item>
      </text:list>
      <text:h text:style-name="Heading_20_1" text:outline-level="1">Produktleistungen</text:h>
      <text:p text:style-name="Text_20_body">Welche zeit- und umfangsbezogenen Anforderungen gibt es?</text:p>
      <text:list xml:id="list37201629" text:style-name="L8">
        <text:list-item>
          <text:p text:style-name="P10"><text:span text:style-name="T2">keine Zeitbeschränkung, kein Spielraum in Genauigkeit, daher Funktionssicherung</text:span></text:p>
        </text:list-item>
      </text:list>
      <text:h text:style-name="Heading_20_1" text:outline-level="1">Benutzungsoberfläche</text:h>
      <text:p text:style-name="Text_20_body">Was sind die grundlegenden Anforderungen an die Benutzungsoberfläche (Bildschirmlayout, Dialogstruktur, ...)?</text:p>
      <text:list xml:id="list37210713" text:style-name="L11">
        <text:list-item>
          <text:p text:style-name="P13"><text:span text:style-name="T2">Screenshots mit Funktionsbeschreibung</text:span></text:p>
        </text:list-item>
      </text:list>
      <text:h text:style-name="Heading_20_1" text:outline-level="1">Zugriffsrechte</text:h>
      <text:list xml:id="list37210679" text:style-name="L10">
        <text:list-item>
          <text:p text:style-name="P12"><text:span text:style-name="T2">Zugriff auf zwei Arten: Adminstrativer Zugriff und Benutzerzugriff mit Leserechten, zusätzlich administrative Benutzerverwaltung zum Hinzufügen/Ändern/Löschen von Benutzern</text:span></text:p>
        </text:list-item>
      </text:list>
      <text:h text:style-name="Heading_20_1" text:outline-level="1"><text:soft-page-break/>Qualitätszielbestimmungen</text:h>
      <text:p text:style-name="Text_20_body">Tabelle mit unseren qualitativen Standards.</text:p>
      <text:list xml:id="list37200565" text:style-name="L9">
        <text:list-item>
          <text:p text:style-name="P11"><text:span text:style-name="T2">Qualität wird an Korrektheit der Funktionen und intuitiver Oberfläche und Steuerung gemessen</text:span></text:p>
        </text:list-item>
      </text:list>
      <text:h text:style-name="Heading_20_1" text:outline-level="1">Globale Testszenarien und Testfälle</text:h>
      <text:p text:style-name="Text_20_body">Wahrscheinlich nicht benötigt</text:p>
      <text:h text:style-name="Heading_20_1" text:outline-level="1">Entwicklungsumgebung</text:h>
      <text:p text:style-name="Text_20_body">Maximal als Seitenfüller benötigt.</text:p>
      <text:h text:style-name="Heading_20_1" text:outline-level="1">Ergänzungen</text:h>
      <text:h text:style-name="Heading_20_1" text:outline-level="1">Glossa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MSS8" svg:font-family="CMSS8"/>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99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leader-style="solid" style:leader-text="_"/>
        </style:tab-stops>
      </style:paragraph-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p>
        <text:p text:style-name="Footer">Pflichtenheft – Unisched Windows Client<text:tab/><text:tab/>Seite <text:page-number text:select-page="current">5</text:page-number></text:p>
      </style:footer>
    </style:master-page>
    <style:master-page style:name="First_20_Page" style:display-name="First Page" style:page-layout-name="Mpm2" style:next-style-name="Standard"/>
    <style:master-page style:name="Envelope"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7-27T11:33:34</meta:creation-date>
    <dc:date>2009-07-30T17:10:48.28</dc:date>
    <dc:language>de-DE</dc:language>
    <meta:editing-cycles>14</meta:editing-cycles>
    <meta:editing-duration>PT02H28M22S</meta:editing-duration>
    <meta:document-statistic meta:table-count="0" meta:image-count="0" meta:object-count="0" meta:page-count="7" meta:paragraph-count="101" meta:word-count="684" meta:character-count="5719"/>
    <meta:user-defined meta:name="Info 1"/>
    <meta:user-defined meta:name="Info 2"/>
    <meta:user-defined meta:name="Info 3"/>
    <meta:user-defined meta:name="Info 4"/>
  </office:meta>
</office:document-meta>
</file>